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162.11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61pt" fo:break-before="auto" style:use-optimal-row-height="true"/>
    </style:style>
    <style:style style:name="ro4" style:family="table-row">
      <style:table-row-properties style:row-height="33.11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currency-style style:name="N103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3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3"/>
    <style:style style:name="ce11" style:family="table-cell" style:parent-style-name="Default" style:data-style-name="N3"/>
    <style:style style:name="ce1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015-16" table:style-name="ta1">
        <table:shapes>
          <draw:frame draw:z-index="0" draw:style-name="gr1" draw:text-style-name="P1" svg:width="453.51pt" svg:height="255.09pt" svg:x="130.85pt" svg:y="2.83pt">
            <loext:p draw:notify-on-update-of-ranges="'2015-16'.A13:'2015-16'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13.68pt" svg:y="11.17pt">
            <loext:p draw:notify-on-update-of-ranges="'2015-16'.A2:'2015-16'.A13 '2015-16'.B1:'2015-16'.B1 '2015-16'.B2:'2015-16'.B13 '2015-16'.C1:'2015-16'.C1 '2015-16'.C2:'2015-16'.C13 '2015-16'.D1:'2015-16'.D1 '2015-16'.D2:'2015-16'.D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ater &amp; sewerage company</text:p>
          </table:table-cell>
          <table:table-cell table:style-name="ce3" office:value-type="string" calcext:value-type="string">
            <text:p>Average household bill 2015/16</text:p>
          </table:table-cell>
          <table:table-cell office:value-type="string" calcext:value-type="string">
            <text:p>E&amp;W</text:p>
          </table:table-cell>
          <table:table-cell office:value-type="string" calcext:value-type="string">
            <text:p>Scotland</text:p>
          </table:table-cell>
        </table:table-row>
        <table:table-row table:style-name="ro2">
          <table:table-cell table:style-name="ce2" office:value-type="string" calcext:value-type="string">
            <text:p>South West</text:p>
          </table:table-cell>
          <table:table-cell table:style-name="ce4" office:value-type="currency" office:currency="GBP" office:value="482" calcext:value-type="currency">
            <text:p>£48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essex</text:p>
          </table:table-cell>
          <table:table-cell table:style-name="ce4" office:value-type="currency" office:currency="GBP" office:value="460" calcext:value-type="currency">
            <text:p>£4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elsh</text:p>
          </table:table-cell>
          <table:table-cell table:style-name="ce4" office:value-type="currency" office:currency="GBP" office:value="435" calcext:value-type="currency">
            <text:p>£4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United Utilities</text:p>
          </table:table-cell>
          <table:table-cell table:style-name="ce4" office:value-type="currency" office:currency="GBP" office:value="411" calcext:value-type="currency">
            <text:p>£4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uthern</text:p>
          </table:table-cell>
          <table:table-cell table:style-name="ce4" office:value-type="currency" office:currency="GBP" office:value="410" calcext:value-type="currency">
            <text:p>£41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nglian</text:p>
          </table:table-cell>
          <table:table-cell table:style-name="ce4" office:value-type="currency" office:currency="GBP" office:value="402" calcext:value-type="currency">
            <text:p>£402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England &amp; Wales average</text:p>
          </table:table-cell>
          <table:table-cell table:style-name="Default"/>
          <table:table-cell table:style-name="ce4" office:value-type="currency" office:currency="GBP" office:value="385" calcext:value-type="currency">
            <text:p>£385</text:p>
          </table:table-cell>
          <table:table-cell/>
        </table:table-row>
        <table:table-row table:style-name="ro2">
          <table:table-cell table:style-name="ce2" office:value-type="string" calcext:value-type="string">
            <text:p>Northumbrian</text:p>
          </table:table-cell>
          <table:table-cell table:style-name="ce4" office:value-type="currency" office:currency="GBP" office:value="371" calcext:value-type="currency">
            <text:p>£3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hames</text:p>
          </table:table-cell>
          <table:table-cell table:style-name="ce4" office:value-type="currency" office:currency="GBP" office:value="367" calcext:value-type="currency">
            <text:p>£3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Yorkshire</text:p>
          </table:table-cell>
          <table:table-cell table:style-name="ce4" office:value-type="currency" office:currency="GBP" office:value="360" calcext:value-type="currency">
            <text:p>£36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cottish Water</text:p>
          </table:table-cell>
          <table:table-cell table:style-name="Default"/>
          <table:table-cell/>
          <table:table-cell table:style-name="ce4" office:value-type="currency" office:currency="GBP" office:value="346" calcext:value-type="currency">
            <text:p>£346</text:p>
          </table:table-cell>
        </table:table-row>
        <table:table-row table:style-name="ro2">
          <table:table-cell table:style-name="ce2" office:value-type="string" calcext:value-type="string">
            <text:p>Severn Trent</text:p>
          </table:table-cell>
          <table:table-cell table:style-name="ce4" office:value-type="currency" office:currency="GBP" office:value="329" calcext:value-type="currency">
            <text:p>£329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p13 of 2014-15 annual rep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://www.scottishwater.co.uk/assets/about%20us/files/key%20publications/swar201415final.pd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e: this table contains published values for the next financial year AFTER the report</text:p>
          </table:table-cell>
          <table:table-cell table:number-columns-repeated="3"/>
        </table:table-row>
        <table:table-row table:style-name="ro2" table:number-rows-repeated="104855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2017-18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Default"/>
        <table:table-row table:style-name="ro4">
          <table:table-cell table:style-name="ce1" office:value-type="string" calcext:value-type="string">
            <text:p>Water &amp; sewerage company</text:p>
          </table:table-cell>
          <table:table-cell table:style-name="ce3" office:value-type="string" calcext:value-type="string">
            <text:p>Average household bill 2017/18</text:p>
          </table:table-cell>
          <table:table-cell office:value-type="string" calcext:value-type="string">
            <text:p>E&amp;W</text:p>
          </table:table-cell>
          <table:table-cell office:value-type="string" calcext:value-type="string">
            <text:p>Scotland</text:p>
          </table:table-cell>
        </table:table-row>
        <table:table-row table:style-name="ro2">
          <table:table-cell office:value-type="string" calcext:value-type="string">
            <text:p>South West</text:p>
          </table:table-cell>
          <table:table-cell office:value-type="currency" office:currency="GBP" office:value="491" calcext:value-type="currency">
            <text:p>£4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sex</text:p>
          </table:table-cell>
          <table:table-cell office:value-type="currency" office:currency="GBP" office:value="470" calcext:value-type="currency">
            <text:p>£4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sh</text:p>
          </table:table-cell>
          <table:table-cell office:value-type="currency" office:currency="GBP" office:value="439" calcext:value-type="currency">
            <text:p>£4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lian</text:p>
          </table:table-cell>
          <table:table-cell office:value-type="currency" office:currency="GBP" office:value="419" calcext:value-type="currency">
            <text:p>£419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United Utilities</text:p>
          </table:table-cell>
          <table:table-cell office:value-type="currency" office:currency="GBP" office:value="419" calcext:value-type="currency">
            <text:p>£4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thern</text:p>
          </table:table-cell>
          <table:table-cell office:value-type="currency" office:currency="GBP" office:value="418" calcext:value-type="currency">
            <text:p>£41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ngland &amp; Wales average</text:p>
          </table:table-cell>
          <table:table-cell/>
          <table:table-cell table:style-name="ce4" office:value-type="currency" office:currency="GBP" office:value="395" calcext:value-type="currency">
            <text:p>£395</text:p>
          </table:table-cell>
          <table:table-cell/>
        </table:table-row>
        <table:table-row table:style-name="ro2">
          <table:table-cell office:value-type="string" calcext:value-type="string">
            <text:p>Northumbrian</text:p>
          </table:table-cell>
          <table:table-cell office:value-type="currency" office:currency="GBP" office:value="390" calcext:value-type="currency">
            <text:p>£3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ames</text:p>
          </table:table-cell>
          <table:table-cell office:value-type="currency" office:currency="GBP" office:value="374" calcext:value-type="currency">
            <text:p>£3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orkshire</text:p>
          </table:table-cell>
          <table:table-cell office:value-type="currency" office:currency="GBP" office:value="373" calcext:value-type="currency">
            <text:p>£3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ottish Water</text:p>
          </table:table-cell>
          <table:table-cell table:number-columns-repeated="2"/>
          <table:table-cell table:style-name="ce4" office:value-type="currency" office:currency="GBP" office:value="357" calcext:value-type="currency">
            <text:p>£357</text:p>
          </table:table-cell>
        </table:table-row>
        <table:table-row table:style-name="ro2">
          <table:table-cell office:value-type="string" calcext:value-type="string">
            <text:p>Severn Trent</text:p>
          </table:table-cell>
          <table:table-cell office:value-type="currency" office:currency="GBP" office:value="341" calcext:value-type="currency">
            <text:p>£34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p16</text:p>
          </table:table-cell>
          <table:table-cell table:style-name="ce5"/>
          <table:table-cell table:number-columns-repeated="2"/>
        </table:table-row>
        <table:table-row table:style-name="ro2">
          <table:table-cell table:style-name="Default" office:value-type="string" calcext:value-type="string">
            <text:p>http://www.scottishwater.co.uk/About-Us/Publications/Annual-Reports/Annual-Report-1617</text:p>
          </table:table-cell>
          <table:table-cell table:style-name="ce5"/>
          <table:table-cell table:number-columns-repeated="2"/>
        </table:table-row>
        <table:table-row table:style-name="ro2">
          <table:table-cell table:style-name="Default" office:value-type="string" calcext:value-type="string">
            <text:p>Note: this table contains published values for the next financial year AFTER the report</text:p>
          </table:table-cell>
          <table:table-cell table:style-name="ce5"/>
          <table:table-cell table:number-columns-repeated="2"/>
        </table:table-row>
      </table:table>
      <table:table table:name="CSV17" table:style-name="ta1"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ce11"/>
        <table:table-row table:style-name="ro2">
          <table:table-cell table:formula="of:=['2017-18'.A1]" office:value-type="string" office:string-value="Water &amp; sewerage company" calcext:value-type="string">
            <text:p>Water &amp; sewerage company</text:p>
          </table:table-cell>
          <table:table-cell table:style-name="Default" table:formula="of:=['2017-18'.B1]" office:value-type="string" office:string-value="Average household bill 2017/18" calcext:value-type="string">
            <text:p>Average household bill 2017/18</text:p>
          </table:table-cell>
          <table:table-cell table:style-name="Default" table:formula="of:=['2017-18'.C1]" office:value-type="string" office:string-value="E&amp;W" calcext:value-type="string">
            <text:p>E&amp;W</text:p>
          </table:table-cell>
          <table:table-cell table:style-name="Default" table:formula="of:=['2017-18'.D1]" office:value-type="string" office:string-value="Scotland" calcext:value-type="string">
            <text:p>Scotland</text:p>
          </table:table-cell>
        </table:table-row>
        <table:table-row table:style-name="ro2">
          <table:table-cell table:formula="of:=['2017-18'.A2]" office:value-type="string" office:string-value="South West" calcext:value-type="string">
            <text:p>South West</text:p>
          </table:table-cell>
          <table:table-cell table:formula="of:=['2017-18'.B2]" office:value-type="float" office:value="491" calcext:value-type="float">
            <text:p>491</text:p>
          </table:table-cell>
          <table:table-cell table:formula="of:=['2017-18'.C2]" office:value-type="float" office:value="0" calcext:value-type="float">
            <text:p>0</text:p>
          </table:table-cell>
          <table:table-cell table:formula="of:=['2017-18'.D2]" office:value-type="float" office:value="0" calcext:value-type="float">
            <text:p>0</text:p>
          </table:table-cell>
        </table:table-row>
        <table:table-row table:style-name="ro2">
          <table:table-cell table:formula="of:=['2017-18'.A3]" office:value-type="string" office:string-value="Wessex" calcext:value-type="string">
            <text:p>Wessex</text:p>
          </table:table-cell>
          <table:table-cell table:formula="of:=['2017-18'.B3]" office:value-type="float" office:value="470" calcext:value-type="float">
            <text:p>470</text:p>
          </table:table-cell>
          <table:table-cell table:formula="of:=['2017-18'.C3]" office:value-type="float" office:value="0" calcext:value-type="float">
            <text:p>0</text:p>
          </table:table-cell>
          <table:table-cell table:formula="of:=['2017-18'.D3]" office:value-type="float" office:value="0" calcext:value-type="float">
            <text:p>0</text:p>
          </table:table-cell>
        </table:table-row>
        <table:table-row table:style-name="ro2">
          <table:table-cell table:formula="of:=['2017-18'.A4]" office:value-type="string" office:string-value="Welsh" calcext:value-type="string">
            <text:p>Welsh</text:p>
          </table:table-cell>
          <table:table-cell table:formula="of:=['2017-18'.B4]" office:value-type="float" office:value="439" calcext:value-type="float">
            <text:p>439</text:p>
          </table:table-cell>
          <table:table-cell table:formula="of:=['2017-18'.C4]" office:value-type="float" office:value="0" calcext:value-type="float">
            <text:p>0</text:p>
          </table:table-cell>
          <table:table-cell table:formula="of:=['2017-18'.D4]" office:value-type="float" office:value="0" calcext:value-type="float">
            <text:p>0</text:p>
          </table:table-cell>
        </table:table-row>
        <table:table-row table:style-name="ro2">
          <table:table-cell table:formula="of:=['2017-18'.A5]" office:value-type="string" office:string-value="Anglian" calcext:value-type="string">
            <text:p>Anglian</text:p>
          </table:table-cell>
          <table:table-cell table:formula="of:=['2017-18'.B5]" office:value-type="float" office:value="419" calcext:value-type="float">
            <text:p>419</text:p>
          </table:table-cell>
          <table:table-cell table:formula="of:=['2017-18'.C5]" office:value-type="float" office:value="0" calcext:value-type="float">
            <text:p>0</text:p>
          </table:table-cell>
          <table:table-cell table:formula="of:=['2017-18'.D5]" office:value-type="float" office:value="0" calcext:value-type="float">
            <text:p>0</text:p>
          </table:table-cell>
        </table:table-row>
        <table:table-row table:style-name="ro2">
          <table:table-cell table:formula="of:=['2017-18'.A6]" office:value-type="string" office:string-value="United Utilities" calcext:value-type="string">
            <text:p>United Utilities</text:p>
          </table:table-cell>
          <table:table-cell table:formula="of:=['2017-18'.B6]" office:value-type="float" office:value="419" calcext:value-type="float">
            <text:p>419</text:p>
          </table:table-cell>
          <table:table-cell table:formula="of:=['2017-18'.C6]" office:value-type="float" office:value="0" calcext:value-type="float">
            <text:p>0</text:p>
          </table:table-cell>
          <table:table-cell table:formula="of:=['2017-18'.D6]" office:value-type="float" office:value="0" calcext:value-type="float">
            <text:p>0</text:p>
          </table:table-cell>
        </table:table-row>
        <table:table-row table:style-name="ro2">
          <table:table-cell table:formula="of:=['2017-18'.A7]" office:value-type="string" office:string-value="Southern" calcext:value-type="string">
            <text:p>Southern</text:p>
          </table:table-cell>
          <table:table-cell table:formula="of:=['2017-18'.B7]" office:value-type="float" office:value="418" calcext:value-type="float">
            <text:p>418</text:p>
          </table:table-cell>
          <table:table-cell table:formula="of:=['2017-18'.C7]" office:value-type="float" office:value="0" calcext:value-type="float">
            <text:p>0</text:p>
          </table:table-cell>
          <table:table-cell table:formula="of:=['2017-18'.D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g &amp; Wales average</text:p>
          </table:table-cell>
          <table:table-cell table:formula="of:=['2017-18'.B8]" office:value-type="float" office:value="0" calcext:value-type="float">
            <text:p>0</text:p>
          </table:table-cell>
          <table:table-cell table:formula="of:=['2017-18'.C8]" office:value-type="float" office:value="395" calcext:value-type="float">
            <text:p>395</text:p>
          </table:table-cell>
          <table:table-cell table:formula="of:=['2017-18'.D8]" office:value-type="float" office:value="0" calcext:value-type="float">
            <text:p>0</text:p>
          </table:table-cell>
        </table:table-row>
        <table:table-row table:style-name="ro2">
          <table:table-cell table:formula="of:=['2017-18'.A9]" office:value-type="string" office:string-value="Northumbrian" calcext:value-type="string">
            <text:p>Northumbrian</text:p>
          </table:table-cell>
          <table:table-cell table:formula="of:=['2017-18'.B9]" office:value-type="float" office:value="390" calcext:value-type="float">
            <text:p>390</text:p>
          </table:table-cell>
          <table:table-cell table:formula="of:=['2017-18'.C9]" office:value-type="float" office:value="0" calcext:value-type="float">
            <text:p>0</text:p>
          </table:table-cell>
          <table:table-cell table:formula="of:=['2017-18'.D9]" office:value-type="float" office:value="0" calcext:value-type="float">
            <text:p>0</text:p>
          </table:table-cell>
        </table:table-row>
        <table:table-row table:style-name="ro2">
          <table:table-cell table:formula="of:=['2017-18'.A10]" office:value-type="string" office:string-value="Thames" calcext:value-type="string">
            <text:p>Thames</text:p>
          </table:table-cell>
          <table:table-cell table:formula="of:=['2017-18'.B10]" office:value-type="float" office:value="374" calcext:value-type="float">
            <text:p>374</text:p>
          </table:table-cell>
          <table:table-cell table:formula="of:=['2017-18'.C10]" office:value-type="float" office:value="0" calcext:value-type="float">
            <text:p>0</text:p>
          </table:table-cell>
          <table:table-cell table:formula="of:=['2017-18'.D10]" office:value-type="float" office:value="0" calcext:value-type="float">
            <text:p>0</text:p>
          </table:table-cell>
        </table:table-row>
        <table:table-row table:style-name="ro2">
          <table:table-cell table:formula="of:=['2017-18'.A11]" office:value-type="string" office:string-value="Yorkshire" calcext:value-type="string">
            <text:p>Yorkshire</text:p>
          </table:table-cell>
          <table:table-cell table:formula="of:=['2017-18'.B11]" office:value-type="float" office:value="373" calcext:value-type="float">
            <text:p>373</text:p>
          </table:table-cell>
          <table:table-cell table:formula="of:=['2017-18'.C11]" office:value-type="float" office:value="0" calcext:value-type="float">
            <text:p>0</text:p>
          </table:table-cell>
          <table:table-cell table:formula="of:=['2017-18'.D11]" office:value-type="float" office:value="0" calcext:value-type="float">
            <text:p>0</text:p>
          </table:table-cell>
        </table:table-row>
        <table:table-row table:style-name="ro2">
          <table:table-cell table:formula="of:=['2017-18'.A12]" office:value-type="string" office:string-value="Scottish Water" calcext:value-type="string">
            <text:p>Scottish Water</text:p>
          </table:table-cell>
          <table:table-cell table:formula="of:=['2017-18'.B12]" office:value-type="float" office:value="0" calcext:value-type="float">
            <text:p>0</text:p>
          </table:table-cell>
          <table:table-cell table:formula="of:=['2017-18'.C12]" office:value-type="float" office:value="0" calcext:value-type="float">
            <text:p>0</text:p>
          </table:table-cell>
          <table:table-cell table:formula="of:=['2017-18'.D12]" office:value-type="float" office:value="357" calcext:value-type="float">
            <text:p>357</text:p>
          </table:table-cell>
        </table:table-row>
        <table:table-row table:style-name="ro2">
          <table:table-cell table:formula="of:=['2017-18'.A13]" office:value-type="string" office:string-value="Severn Trent" calcext:value-type="string">
            <text:p>Severn Trent</text:p>
          </table:table-cell>
          <table:table-cell table:formula="of:=['2017-18'.B13]" office:value-type="float" office:value="341" calcext:value-type="float">
            <text:p>341</text:p>
          </table:table-cell>
          <table:table-cell table:formula="of:=['2017-18'.C13]" office:value-type="float" office:value="0" calcext:value-type="float">
            <text:p>0</text:p>
          </table:table-cell>
          <table:table-cell table:formula="of:=['2017-18'.D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Average household water bill 2017-18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BARS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TACKED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BOTTOMPADDING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LEGEND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1" table:target-range-address="'2017-18'.A2:'2017-18'.D13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13P0"/>
    </number:currency-style>
    <number:number-style style:name="N116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1:15:30.350732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5:48:44.963859933</meta:creation-date>
    <dc:date>2017-10-24T11:28:09.733725517</dc:date>
    <meta:editing-duration>PT23M44S</meta:editing-duration>
    <meta:editing-cycles>7</meta:editing-cycles>
    <meta:generator>LibreOffice/5.3.3.2$Linux_X86_64 LibreOffice_project/30m0$Build-2</meta:generator>
    <meta:document-statistic meta:table-count="3" meta:cell-count="1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'2015-16'.A13:'2015-16'.B13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'2015-16'.A13:'2015-16'.B13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3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true" loext:try-staggering-first="true" chart:link-data-style-to-source="true" chart:axis-position="0" style:rotation-angle="32"/>
      <style:graphic-properties svg:stroke-color="#b3b3b3"/>
      <style:text-properties fo:font-size="10pt" style:font-size-asian="10pt" style:font-size-complex="10pt"/>
    </style:style>
    <style:style style:name="ch4" style:family="chart" style:data-style-name="N103">
      <style:chart-properties chart:display-label="true" chart:logarithmic="false" chart:maximum="500" chart:origin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3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2015-16'.A1:'2015-16'.D13" chart:data-source-has-labels="both" svg:x="1.404cm" svg:y="0.25cm" svg:width="14.32cm" svg:height="8.596cm">
          <chartooo:coordinate-region svg:x="2.471cm" svg:y="0.423cm" svg:width="13.253cm" svg:height="5.777cm"/>
          <chart:axis chart:dimension="x" chart:name="primary-x" chart:style-name="ch3" chartooo:axis-type="auto">
            <chartooo:date-scale/>
            <chart:categories table:cell-range-address="'2015-16'.A2:'2015-16'.A13"/>
          </chart:axis>
          <chart:axis chart:dimension="y" chart:name="primary-y" chart:style-name="ch4">
            <chart:title svg:x="0.314cm" svg:y="5.481cm" chart:style-name="ch5">
              <text:p>Average household bill 2015/16</text:p>
            </chart:title>
            <chart:grid chart:style-name="ch6" chart:class="major"/>
          </chart:axis>
          <chart:series chart:style-name="ch7" chart:values-cell-range-address="'2015-16'.B2:'2015-16'.B13" chart:label-cell-address="'2015-16'.B1:'2015-16'.B1" chart:class="chart:bar">
            <chart:data-point chart:repeated="12"/>
          </chart:series>
          <chart:series chart:style-name="ch8" chart:values-cell-range-address="'2015-16'.C2:'2015-16'.C13" chart:label-cell-address="'2015-16'.C1:'2015-16'.C1" chart:class="chart:bar">
            <chart:data-point chart:repeated="12"/>
          </chart:series>
          <chart:series chart:style-name="ch9" chart:values-cell-range-address="'2015-16'.D2:'2015-16'.D13" chart:label-cell-address="'2015-16'.D1:'2015-16'.D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household bill 2015/16</text:p>
                <draw:g>
                  <svg:desc>'2015-16'.B1:'2015-16'.B1</svg:desc>
                </draw:g>
              </table:table-cell>
              <table:table-cell office:value-type="string">
                <text:p>E&amp;W</text:p>
                <draw:g>
                  <svg:desc>'2015-16'.C1:'2015-16'.C1</svg:desc>
                </draw:g>
              </table:table-cell>
              <table:table-cell office:value-type="string">
                <text:p>Scotland</text:p>
                <draw:g>
                  <svg:desc>'2015-16'.D1:'2015-16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uth West</text:p>
                <draw:g>
                  <svg:desc>'2015-16'.A2:'2015-16'.A13</svg:desc>
                </draw:g>
              </table:table-cell>
              <table:table-cell office:value-type="float" office:value="482">
                <text:p>482</text:p>
                <draw:g>
                  <svg:desc>'2015-16'.B2:'2015-16'.B13</svg:desc>
                </draw:g>
              </table:table-cell>
              <table:table-cell office:value-type="float" office:value="NaN">
                <text:p>NaN</text:p>
                <draw:g>
                  <svg:desc>'2015-16'.C2:'2015-16'.C13</svg:desc>
                </draw:g>
              </table:table-cell>
              <table:table-cell office:value-type="float" office:value="NaN">
                <text:p>NaN</text:p>
                <draw:g>
                  <svg:desc>'2015-16'.D2:'2015-16'.D13</svg:desc>
                </draw:g>
              </table:table-cell>
            </table:table-row>
            <table:table-row>
              <table:table-cell office:value-type="string">
                <text:p>Wessex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lsh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ed Utilities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uthern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glian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gland &amp; Wales average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rthumbrian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ames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Yorkshire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ottish Wat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Severn Trent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